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gilroylight" svg:font-family="gilroylight"/>
  </office:font-face-decls>
  <office:automatic-styles>
    <style:style style:name="P1" style:family="paragraph" style:parent-style-name="Heading_20_1">
      <style:text-properties style:rfc-language-tag="es-419" fo:language="es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rfc-language-tag="es-419" fo:language="es"/>
    </style:style>
    <style:style style:name="P3" style:family="paragraph" style:parent-style-name="Heading_20_2">
      <style:text-properties officeooo:rsid="001509d3" officeooo:paragraph-rsid="001509d3"/>
    </style:style>
    <style:style style:name="P4" style:family="paragraph" style:parent-style-name="Text_20_body">
      <style:text-properties officeooo:paragraph-rsid="001509d3"/>
    </style:style>
    <style:style style:name="P5" style:family="paragraph" style:parent-style-name="Text_20_body">
      <style:text-properties officeooo:paragraph-rsid="0016d957"/>
    </style:style>
    <style:style style:name="P6" style:family="paragraph" style:parent-style-name="Text_20_body">
      <style:paragraph-properties fo:text-indent="0cm" style:auto-text-indent="false"/>
      <style:text-properties officeooo:paragraph-rsid="0016d957"/>
    </style:style>
    <style:style style:name="P7" style:family="paragraph" style:parent-style-name="Heading_20_1">
      <style:text-properties style:rfc-language-tag="es-419" fo:language="es" officeooo:paragraph-rsid="001a9fba"/>
    </style:style>
    <style:style style:name="P8" style:family="paragraph" style:parent-style-name="Text_20_body">
      <style:text-properties officeooo:paragraph-rsid="001a9fba"/>
    </style:style>
    <style:style style:name="P9" style:family="paragraph" style:parent-style-name="Text_20_body">
      <style:text-properties officeooo:rsid="001b0b2b" officeooo:paragraph-rsid="001b0b2b"/>
    </style:style>
    <style:style style:name="P10" style:family="paragraph" style:parent-style-name="Text_20_body">
      <style:paragraph-properties fo:text-indent="0cm" style:auto-text-indent="false"/>
      <style:text-properties officeooo:paragraph-rsid="001a9fba"/>
    </style:style>
    <style:style style:name="T1" style:family="text">
      <style:text-properties fo:font-variant="normal" fo:text-transform="none" fo:color="#000000" loext:opacity="100%" style:font-name="gilroylight" fo:font-size="13.5pt" fo:letter-spacing="normal" fo:font-style="normal"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4" style:family="text">
      <style:text-properties officeooo:rsid="00158219"/>
    </style:style>
    <style:style style:name="T5" style:family="text">
      <style:text-properties officeooo:rsid="0016d957"/>
    </style:style>
    <style:style style:name="T6" style:family="text">
      <style:text-properties style:rfc-language-tag="es-419" fo:language="es"/>
    </style:style>
    <style:style style:name="T7" style:family="text">
      <style:text-properties fo:font-variant="normal" fo:text-transform="none" fo:color="#000000" loext:opacity="100%" style:font-name="Times New Roman" fo:font-size="12pt" fo:letter-spacing="normal" style:rfc-language-tag="es-419" fo:language="e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Times New Roman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10" style:family="text">
      <style:text-properties officeooo:rsid="001b0b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ina Pulido de metales e indique por lo menos tres procesos de pulido. </text:h>
      <text:p text:style-name="P2"><text:span text:style-name="T1">El pulido es un proceso mediante el cual se trabaja la superficie de una pieza con un material o herramienta abrasiva para alisar, dar brillo y eliminar imperfecciones o desgastes que haya sufrido la superficie del material.</text:span> </text:p>
      <text:h text:style-name="Heading_20_2" text:outline-level="2"><text:span text:style-name="Strong_20_Emphasis"><text:span text:style-name="T2">Pulido Mecánico</text:span></text:span></text:h>
      <text:p text:style-name="Text_20_body">Este proceso se realiza utilizando herramientas abrasivas mecánicas, como discos o ruedas de pulido, a menudo acopladas a una máquina. El abrasivo desgasta la superficie para eliminar las imperfecciones y darle suavidad o brillo.</text:p>
      <text:p text:style-name="Text_20_body">El proceso de pulido mecánico se puede dividir en dos etapas: esmerilado y pulido. En la primera etapa, se utilizan técnicas abrasivas para producir una superficie lisa y plana. En la segunda etapa, se utilizan abrasivos finos sobre poleas para dar una superficie lisa y brillante.</text:p>
      <text:h text:style-name="P3" text:outline-level="2">Pulido Electroquimico</text:h>
      <text:p text:style-name="P4">El electropulido es un tratamiento superficial electroquímico mediante el cual el metal a pulir actúa como ánodo en una celda electrolítica, disolviéndose. </text:p>
      <text:p text:style-name="P4">Con la aplicación de corriente, se forma un film polarizado en la superficie metálica bajo tratamiento, permitiendo que los iones metálicos se extiendan a través de dicho film. Las micro y macro proyecciones, puntos altos de la superficie rugosa, al igual que las zonas con rebabas, son áreas de mayor densidad de corriente que el resto de la superficie y se disuelven a mayor velocidad, dando lugar a una superficie más lisa, nivelada y/o por tanto, menor rugosidad.</text:p>
      <text:p text:style-name="P5"><text:span text:style-name="T3"/></text:p>
      <text:p text:style-name="P5"><text:span text:style-name="T3"/></text:p>
      <text:h text:style-name="Heading_20_2" text:outline-level="2"><text:soft-page-break/>Pulido con Fluidos Abrasivos </text:h>
      <text:p text:style-name="Text_20_body"><text:span text:style-name="T3">Generalmente, el pulido implica el uso de uno o varios de los siguientes abrasivos: diamante, óxido de aluminio (Al2O3) y dióxido de silicio amorfo (SiO2) en suspensión coloidal.</text:span> </text:p>
      <text:p text:style-name="P5"><text:span text:style-name="T4"><text:s/>https://eonsi.eu/pulido-de-metales-fases-del-proceso-eonsi/#:~:text=¿Qué%20es%20el%20pulido%20de,sufrido%20la%20superficie%20del%20material.</text:span></text:p>
      <text:p text:style-name="P6"><text:span text:style-name="T5">https://larapiscinas.com/pulido-mecanico-y-electropulido-que-son-y-en-que-se-diferencian/</text:span></text:p>
      <text:p text:style-name="P6"><text:span text:style-name="T5">https://www.buehler.com/mx/blog/abrasivos-de-pulido/</text:span></text:p>
      <text:h text:style-name="P7" text:outline-level="1">¿Qué es el arenado, sandblasting o chorro de arena? ¿Y cuáles son los materiales sustitutos de arena utilizados en este proceso?</text:h>
      <text:p text:style-name="P8"><text:span text:style-name="T6"/></text:p>
      <text:p text:style-name="Text_20_body"><text:span text:style-name="T7">Esta técnica consiste en la limpieza o remoción de materiales de una superficie por la acción de un material abrasivo granulado que es expulsado por una </text:span><text:span text:style-name="Strong_20_Emphasis"><text:span text:style-name="T7">maquina de aire comprimido</text:span></text:span><text:span text:style-name="T7"> a través de una boquilla, dentro de la</text:span><text:span text:style-name="Strong_20_Emphasis"><text:span text:style-name="T7"> máquina de aire comprimido</text:span></text:span><text:span text:style-name="T7"> se mezcla el aire y la arena desplazándola a través de una boquilla de mano para poder dirigir las partículas hacia la superficie que estemos trabajando.</text:span></text:p>
      <text:p text:style-name="Text_20_body"><text:span text:style-name="T8"> </text:span><text:span text:style-name="T9">El </text:span><text:span text:style-name="Strong_20_Emphasis"><text:span text:style-name="T9">sandblasting </text:span></text:span><text:span text:style-name="T9">es usado usualmente para remover oxido, o cualquier tipo de cobertura de superficies para prepararlas para un recubrimiento, pero no es solamente esa su función, hay muchas más funciones de </text:span><text:span text:style-name="Strong_20_Emphasis"><text:span text:style-name="T9">sanblasting</text:span></text:span><text:span text:style-name="T9">  además de lo ya antes mencionado.</text:span></text:p>
      <text:p text:style-name="P9"><text:span text:style-name="T9">Entre los materiales que se pueden usar para esta tecnica estan:</text:span></text:p>
      <text:p text:style-name="Text_20_body"><text:soft-page-break/>Arena sílica,Óxido de aluminio,Carburo de silicio,Bicarbonato de sodio,Granate, <text:span text:style-name="T10">E</text:span>scoria de cobre, Perla de vidrio, Abrasivo plástico, Granalla de acero.</text:p>
      <text:p text:style-name="P8"><text:span text:style-name="T6"/></text:p>
      <text:p text:style-name="P10"><text:span text:style-name="T6">https://compresoresairman.com/que-es-el-sandlasting-arenado-o-chorro-de-arena/</text:span></text:p>
      <text:p text:style-name="P8"/>
      <text:h text:style-name="P1" text:outline-level="1">¿Qué es un recubrimiento metálico? Y enumere por lo menos 6 tipos de recubrimientos de metales y defínalos </text:h>
      <text:p text:style-name="Text_20_body"><text:span text:style-name="T6"/></text:p>
      <text:h text:style-name="P1" text:outline-level="1"><text:soft-page-break/>¿Qué es la dureza? Como se mide y su Clasificación.</text:h>
      <text:h text:style-name="P1" text:outline-level="1">¿Qué es el tratamiento térmico y cuáles son sus objetivos?</text:h>
      <text:h text:style-name="P1" text:outline-level="1">¿Qué es Conformidad? Explique cómo se Certifica o Evalúa.</text:h>
      <text:h text:style-name="P1" text:outline-level="1">¿Qué es la validación de un proceso o método?</text:h>
      <text:h text:style-name="P1" text:outline-level="1">¿Qué es soldadura? y numere 6 tipos.</text:h>
      <text:h text:style-name="P1" text:outline-level="1">¿Qué es un tornillo esparrago?</text:h>
      <text:h text:style-name="P1" text:outline-level="1">¿Qué es un tornillo prisionero?</text:h>
      <text:h text:style-name="P1" text:outline-level="1">¿Qué es un cáncamo? Y para qué sirve </text:h>
      <text:h text:style-name="P1" text:outline-level="1">¿Qué es un bulón? Mencione los principales tipos que existen y sus aplicaciones. </text:h>
      <text:h text:style-name="P1" text:outline-level="1">¿Qué es un cuñero o chavetero? Y en que se aplica</text:h>
      <text:h text:style-name="P1" text:outline-level="1">¿Qué es un pin o pasador? Y explique sus usos</text:h>
      <text:h text:style-name="P1" text:outline-level="1">¿Qué es un casquillo? De ejemplos</text:h>
      <text:h text:style-name="P1" text:outline-level="1">¿Qué es un rodamiento y para qué sirve?</text:h>
      <text:h text:style-name="P1" text:outline-level="1">¿Qué es un trinquete y para qué sirve?</text:h>
      <text:h text:style-name="P1" text:outline-level="1">Defina engranaje y cuantos tipos existen</text:h>
      <text:h text:style-name="P1" text:outline-level="1">¿Qué es una leva?</text:h>
      <text:h text:style-name="P1" text:outline-level="1">¿Qué es una chumacera? ¿En qué se utiliza? 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  <style:font-face style:name="gilroylight" svg:font-family="gilroyligh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200%" fo:text-indent="1.27cm" style:auto-text-indent="false" style:page-number="auto"/>
      <style:text-properties style:font-name="Times New Roman3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2" fo:font-family="'Times New Roman'" style:font-style-name="Negrita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Cursiva" style:font-family-generic="roman" style:font-pitch="variable" fo:font-size="12pt" fo:font-style="italic" fo:font-weight="normal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4:20:01.126000000</meta:creation-date>
    <dc:date>2024-10-12T19:06:20.294000000</dc:date>
    <meta:editing-duration>PT51M26S</meta:editing-duration>
    <meta:editing-cycles>17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37" meta:word-count="603" meta:character-count="3899" meta:non-whitespace-character-count="3341"/>
  </office:meta>
</office:document-meta>
</file>